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Lexer.pee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Lexer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Lexer.skipwhit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Lexer.read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Lexer.peekn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Lexer.LdapLex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dapLexer.char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dapLexer.setReader(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dapLexer.LdapLexer(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Lexer.getn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